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5968" calcext:value-type="float">
            <text:p>110.9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7888" calcext:value-type="float">
            <text:p>111.1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0832" calcext:value-type="float">
            <text:p>111.0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7888" calcext:value-type="float">
            <text:p>111.1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2376" calcext:value-type="float">
            <text:p>111.2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9224" calcext:value-type="float">
            <text:p>111.1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7136" calcext:value-type="float">
            <text:p>111.1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2376" calcext:value-type="float">
            <text:p>111.2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676" calcext:value-type="float">
            <text:p>111.2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4672" calcext:value-type="float">
            <text:p>111.29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4192" calcext:value-type="float">
            <text:p>111.2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9536" calcext:value-type="float">
            <text:p>111.3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724" calcext:value-type="float">
            <text:p>111.2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3336" calcext:value-type="float">
            <text:p>111.2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3816" calcext:value-type="float">
            <text:p>111.3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5152" calcext:value-type="float">
            <text:p>111.3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1248" calcext:value-type="float">
            <text:p>111.3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9912" calcext:value-type="float">
            <text:p>111.3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6008" calcext:value-type="float">
            <text:p>111.3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5152" calcext:value-type="float">
            <text:p>111.3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9056" calcext:value-type="float">
            <text:p>111.3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1248" calcext:value-type="float">
            <text:p>111.3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6112" calcext:value-type="float">
            <text:p>111.3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4024" calcext:value-type="float">
            <text:p>111.4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536" calcext:value-type="float">
            <text:p>111.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2312" calcext:value-type="float">
            <text:p>111.4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964" calcext:value-type="float">
            <text:p>111.4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0808" calcext:value-type="float">
            <text:p>111.6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9368" calcext:value-type="float">
            <text:p>111.5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7864" calcext:value-type="float">
            <text:p>111.6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9512" calcext:value-type="float">
            <text:p>111.9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3752" calcext:value-type="float">
            <text:p>111.5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156" calcext:value-type="float">
            <text:p>111.5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108" calcext:value-type="float">
            <text:p>111.5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772" calcext:value-type="float">
            <text:p>111.2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4568" calcext:value-type="float">
            <text:p>111.2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7136" calcext:value-type="float">
            <text:p>111.1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0936" calcext:value-type="float">
            <text:p>111.1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436" calcext:value-type="float">
            <text:p>111.0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1688" calcext:value-type="float">
            <text:p>111.0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7304" calcext:value-type="float">
            <text:p>111.0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9872" calcext:value-type="float">
            <text:p>110.9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244" calcext:value-type="float">
            <text:p>110.9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6344" calcext:value-type="float">
            <text:p>110.9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148" calcext:value-type="float">
            <text:p>110.9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7096" calcext:value-type="float">
            <text:p>110.8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7952" calcext:value-type="float">
            <text:p>110.8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1272" calcext:value-type="float">
            <text:p>110.7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6032" calcext:value-type="float">
            <text:p>110.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6032" calcext:value-type="float">
            <text:p>110.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432" calcext:value-type="float">
            <text:p>110.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2984" calcext:value-type="float">
            <text:p>110.7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0312" calcext:value-type="float">
            <text:p>110.7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7056" calcext:value-type="float">
            <text:p>110.5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8768" calcext:value-type="float">
            <text:p>110.5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9624" calcext:value-type="float">
            <text:p>110.5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3152" calcext:value-type="float">
            <text:p>110.5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3152" calcext:value-type="float">
            <text:p>110.5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4384" calcext:value-type="float">
            <text:p>110.5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4864" calcext:value-type="float">
            <text:p>110.5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4384" calcext:value-type="float">
            <text:p>110.5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7432" calcext:value-type="float">
            <text:p>110.5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7056" calcext:value-type="float">
            <text:p>110.5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5344" calcext:value-type="float">
            <text:p>110.5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9248" calcext:value-type="float">
            <text:p>110.5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4864" calcext:value-type="float">
            <text:p>110.5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8768" calcext:value-type="float">
            <text:p>110.5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7056" calcext:value-type="float">
            <text:p>110.5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7056" calcext:value-type="float">
            <text:p>110.5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9248" calcext:value-type="float">
            <text:p>110.5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4968" calcext:value-type="float">
            <text:p>110.6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6888" calcext:value-type="float">
            <text:p>110.7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1272" calcext:value-type="float">
            <text:p>110.7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2984" calcext:value-type="float">
            <text:p>110.7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48" calcext:value-type="float">
            <text:p>110.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1272" calcext:value-type="float">
            <text:p>110.7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1272" calcext:value-type="float">
            <text:p>110.7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1" calcext:value-type="float">
            <text:p>110.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052" calcext:value-type="float">
            <text:p>110.8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5384" calcext:value-type="float">
            <text:p>110.8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0144" calcext:value-type="float">
            <text:p>110.8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4904" calcext:value-type="float">
            <text:p>110.8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0624" calcext:value-type="float">
            <text:p>110.9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8432" calcext:value-type="float">
            <text:p>110.8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0624" calcext:value-type="float">
            <text:p>110.9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8912" calcext:value-type="float">
            <text:p>110.9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8912" calcext:value-type="float">
            <text:p>110.9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9768" calcext:value-type="float">
            <text:p>110.9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148" calcext:value-type="float">
            <text:p>110.9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3192" calcext:value-type="float">
            <text:p>110.8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8432" calcext:value-type="float">
            <text:p>110.8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9872" calcext:value-type="float">
            <text:p>110.9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0816" calcext:value-type="float">
            <text:p>111.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9496" calcext:value-type="float">
            <text:p>111.0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1" calcext:value-type="float">
            <text:p>110.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5008" calcext:value-type="float">
            <text:p>110.9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0144" calcext:value-type="float">
            <text:p>110.8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7096" calcext:value-type="float">
            <text:p>110.8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0728" calcext:value-type="float">
            <text:p>110.9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244" calcext:value-type="float">
            <text:p>110.9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0352" calcext:value-type="float">
            <text:p>111.0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2168" calcext:value-type="float">
            <text:p>111.0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9224" calcext:value-type="float">
            <text:p>111.1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9976" calcext:value-type="float">
            <text:p>111.0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2272" calcext:value-type="float">
            <text:p>111.1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0664" calcext:value-type="float">
            <text:p>111.2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3816" calcext:value-type="float">
            <text:p>111.3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8576" calcext:value-type="float">
            <text:p>111.2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724" calcext:value-type="float">
            <text:p>111.2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3712" calcext:value-type="float">
            <text:p>111.2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5904" calcext:value-type="float">
            <text:p>111.2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4192" calcext:value-type="float">
            <text:p>111.2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3128" calcext:value-type="float">
            <text:p>111.1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5424" calcext:value-type="float">
            <text:p>111.2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6384" calcext:value-type="float">
            <text:p>111.2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9704" calcext:value-type="float">
            <text:p>111.1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676" calcext:value-type="float">
            <text:p>111.2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5424" calcext:value-type="float">
            <text:p>111.2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628" calcext:value-type="float">
            <text:p>111.2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8848" calcext:value-type="float">
            <text:p>111.1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1144" calcext:value-type="float">
            <text:p>111.2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4464" calcext:value-type="float">
            <text:p>111.1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0664" calcext:value-type="float">
            <text:p>111.2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8472" calcext:value-type="float">
            <text:p>111.2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724" calcext:value-type="float">
            <text:p>111.2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5152" calcext:value-type="float">
            <text:p>111.3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3816" calcext:value-type="float">
            <text:p>111.3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0768" calcext:value-type="float">
            <text:p>111.3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0392" calcext:value-type="float">
            <text:p>111.3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1624" calcext:value-type="float">
            <text:p>111.2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2584" calcext:value-type="float">
            <text:p>111.3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9432" calcext:value-type="float">
            <text:p>111.2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0184" calcext:value-type="float">
            <text:p>111.2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9912" calcext:value-type="float">
            <text:p>111.3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0872" calcext:value-type="float">
            <text:p>111.3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1144" calcext:value-type="float">
            <text:p>111.2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48" calcext:value-type="float">
            <text:p>111.2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772" calcext:value-type="float">
            <text:p>111.2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868" calcext:value-type="float">
            <text:p>111.3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7928" calcext:value-type="float">
            <text:p>111.4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916" calcext:value-type="float">
            <text:p>111.3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1728" calcext:value-type="float">
            <text:p>111.3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0976" calcext:value-type="float">
            <text:p>111.4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06" calcext:value-type="float">
            <text:p>111.4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1832" calcext:value-type="float">
            <text:p>111.4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0976" calcext:value-type="float">
            <text:p>111.4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5632" calcext:value-type="float">
            <text:p>111.3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3816" calcext:value-type="float">
            <text:p>111.3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4776" calcext:value-type="float">
            <text:p>111.3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256" calcext:value-type="float">
            <text:p>111.3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0016" calcext:value-type="float">
            <text:p>111.3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6696" calcext:value-type="float">
            <text:p>111.4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1936" calcext:value-type="float">
            <text:p>111.5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776" calcext:value-type="float">
            <text:p>111.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1288" calcext:value-type="float">
            <text:p>111.6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2352" calcext:value-type="float">
            <text:p>111.7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5192" calcext:value-type="float">
            <text:p>111.6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5672" calcext:value-type="float">
            <text:p>111.6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2936" calcext:value-type="float">
            <text:p>111.8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7968" calcext:value-type="float">
            <text:p>111.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888" calcext:value-type="float">
            <text:p>111.8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1224" calcext:value-type="float">
            <text:p>111.9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5608" calcext:value-type="float">
            <text:p>111.9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6944" calcext:value-type="float">
            <text:p>111.9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4376" calcext:value-type="float">
            <text:p>111.9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448" calcext:value-type="float">
            <text:p>112.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924" calcext:value-type="float">
            <text:p>112.0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2664" calcext:value-type="float">
            <text:p>111.9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972" calcext:value-type="float">
            <text:p>112.0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7632" calcext:value-type="float">
            <text:p>112.1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1056" calcext:value-type="float">
            <text:p>112.0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4376" calcext:value-type="float">
            <text:p>111.9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2288" calcext:value-type="float">
            <text:p>112.0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6672" calcext:value-type="float">
            <text:p>112.0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02" calcext:value-type="float">
            <text:p>112.0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0576" calcext:value-type="float">
            <text:p>112.0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972" calcext:value-type="float">
            <text:p>112.0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3248" calcext:value-type="float">
            <text:p>112.0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9344" calcext:value-type="float">
            <text:p>112.0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3248" calcext:value-type="float">
            <text:p>112.0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8112" calcext:value-type="float">
            <text:p>112.1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0408" calcext:value-type="float">
            <text:p>112.2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5168" calcext:value-type="float">
            <text:p>112.2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8696" calcext:value-type="float">
            <text:p>112.24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7464" calcext:value-type="float">
            <text:p>112.2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3456" calcext:value-type="float">
            <text:p>112.2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6128" calcext:value-type="float">
            <text:p>112.2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9656" calcext:value-type="float">
            <text:p>112.3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404" calcext:value-type="float">
            <text:p>112.3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1952" calcext:value-type="float">
            <text:p>112.3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4624" calcext:value-type="float">
            <text:p>112.4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4416" calcext:value-type="float">
            <text:p>112.2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688" calcext:value-type="float">
            <text:p>112.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068" calcext:value-type="float">
            <text:p>112.1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8864" calcext:value-type="float">
            <text:p>112.0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0952" calcext:value-type="float">
            <text:p>112.0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924" calcext:value-type="float">
            <text:p>112.0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5656" calcext:value-type="float">
            <text:p>110.7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5552" calcext:value-type="float">
            <text:p>110.7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9936" calcext:value-type="float">
            <text:p>110.7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5552" calcext:value-type="float">
            <text:p>110.7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6032" calcext:value-type="float">
            <text:p>110.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6888" calcext:value-type="float">
            <text:p>110.7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9664" calcext:value-type="float">
            <text:p>110.8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6616" calcext:value-type="float">
            <text:p>110.8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3568" calcext:value-type="float">
            <text:p>110.8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6616" calcext:value-type="float">
            <text:p>110.8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1" calcext:value-type="float">
            <text:p>110.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3192" calcext:value-type="float">
            <text:p>110.8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1" calcext:value-type="float">
            <text:p>110.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1856" calcext:value-type="float">
            <text:p>110.8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8056" calcext:value-type="float">
            <text:p>110.9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0144" calcext:value-type="float">
            <text:p>110.8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8912" calcext:value-type="float">
            <text:p>110.9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3776" calcext:value-type="float">
            <text:p>110.9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7576" calcext:value-type="float">
            <text:p>110.9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1856" calcext:value-type="float">
            <text:p>110.8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6616" calcext:value-type="float">
            <text:p>110.8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8432" calcext:value-type="float">
            <text:p>110.8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2336" calcext:value-type="float">
            <text:p>110.8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5008" calcext:value-type="float">
            <text:p>110.9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3296" calcext:value-type="float">
            <text:p>110.9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4048" calcext:value-type="float">
            <text:p>110.8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2336" calcext:value-type="float">
            <text:p>110.8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1104" calcext:value-type="float">
            <text:p>110.9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9288" calcext:value-type="float">
            <text:p>110.8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6824" calcext:value-type="float">
            <text:p>110.9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4256" calcext:value-type="float">
            <text:p>111.0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8056" calcext:value-type="float">
            <text:p>110.9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3672" calcext:value-type="float">
            <text:p>110.9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1584" calcext:value-type="float">
            <text:p>110.9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6824" calcext:value-type="float">
            <text:p>110.9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1208" calcext:value-type="float">
            <text:p>111.0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6928" calcext:value-type="float">
            <text:p>111.0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9392" calcext:value-type="float">
            <text:p>110.9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0456" calcext:value-type="float">
            <text:p>111.0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7888" calcext:value-type="float">
            <text:p>111.1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3608" calcext:value-type="float">
            <text:p>111.1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2272" calcext:value-type="float">
            <text:p>111.1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9224" calcext:value-type="float">
            <text:p>111.1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2752" calcext:value-type="float">
            <text:p>111.1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484" calcext:value-type="float">
            <text:p>111.1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0936" calcext:value-type="float">
            <text:p>111.1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1416" calcext:value-type="float">
            <text:p>111.1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0664" calcext:value-type="float">
            <text:p>111.2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1144" calcext:value-type="float">
            <text:p>111.2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5424" calcext:value-type="float">
            <text:p>111.2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58" calcext:value-type="float">
            <text:p>111.1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2752" calcext:value-type="float">
            <text:p>111.1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4568" calcext:value-type="float">
            <text:p>111.2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628" calcext:value-type="float">
            <text:p>111.2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2752" calcext:value-type="float">
            <text:p>111.1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0184" calcext:value-type="float">
            <text:p>111.2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6384" calcext:value-type="float">
            <text:p>111.2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2104" calcext:value-type="float">
            <text:p>111.3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1832" calcext:value-type="float">
            <text:p>111.4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6072" calcext:value-type="float">
            <text:p>111.0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7032" calcext:value-type="float">
            <text:p>111.1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9704" calcext:value-type="float">
            <text:p>111.1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628" calcext:value-type="float">
            <text:p>111.2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8848" calcext:value-type="float">
            <text:p>111.1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9224" calcext:value-type="float">
            <text:p>111.1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9328" calcext:value-type="float">
            <text:p>111.2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3336" calcext:value-type="float">
            <text:p>111.2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4192" calcext:value-type="float">
            <text:p>111.2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9808" calcext:value-type="float">
            <text:p>111.2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5152" calcext:value-type="float">
            <text:p>111.3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6384" calcext:value-type="float">
            <text:p>111.2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3336" calcext:value-type="float">
            <text:p>111.2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9432" calcext:value-type="float">
            <text:p>111.2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1144" calcext:value-type="float">
            <text:p>111.2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6384" calcext:value-type="float">
            <text:p>111.2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1624" calcext:value-type="float">
            <text:p>111.2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0664" calcext:value-type="float">
            <text:p>111.2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3712" calcext:value-type="float">
            <text:p>111.2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772" calcext:value-type="float">
            <text:p>111.2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6488" calcext:value-type="float">
            <text:p>111.3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7344" calcext:value-type="float">
            <text:p>111.3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6384" calcext:value-type="float">
            <text:p>111.2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3816" calcext:value-type="float">
            <text:p>111.3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9912" calcext:value-type="float">
            <text:p>111.3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1248" calcext:value-type="float">
            <text:p>111.3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916" calcext:value-type="float">
            <text:p>111.3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868" calcext:value-type="float">
            <text:p>111.3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2208" calcext:value-type="float">
            <text:p>111.3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2688" calcext:value-type="float">
            <text:p>111.4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3168" calcext:value-type="float">
            <text:p>111.4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7928" calcext:value-type="float">
            <text:p>111.4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4608" calcext:value-type="float">
            <text:p>111.5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6008" calcext:value-type="float">
            <text:p>111.3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1352" calcext:value-type="float">
            <text:p>111.4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9912" calcext:value-type="float">
            <text:p>111.3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3272" calcext:value-type="float">
            <text:p>111.5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47656" calcext:value-type="float">
            <text:p>111.5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9096" calcext:value-type="float">
            <text:p>111.6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252" calcext:value-type="float">
            <text:p>111.6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1184" calcext:value-type="float">
            <text:p>111.5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8136" calcext:value-type="float">
            <text:p>111.5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1768" calcext:value-type="float">
            <text:p>111.6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872" calcext:value-type="float">
            <text:p>111.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3584" calcext:value-type="float">
            <text:p>111.7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6256" calcext:value-type="float">
            <text:p>111.7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0744" calcext:value-type="float">
            <text:p>111.8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5024" calcext:value-type="float">
            <text:p>111.8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4064" calcext:value-type="float">
            <text:p>111.7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0536" calcext:value-type="float">
            <text:p>111.7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7216" calcext:value-type="float">
            <text:p>111.8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9784" calcext:value-type="float">
            <text:p>111.8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1496" calcext:value-type="float">
            <text:p>111.7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5776" calcext:value-type="float">
            <text:p>111.7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6736" calcext:value-type="float">
            <text:p>111.8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9408" calcext:value-type="float">
            <text:p>111.8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0368" calcext:value-type="float">
            <text:p>111.9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0472" calcext:value-type="float">
            <text:p>111.9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2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2184" calcext:value-type="float">
            <text:p>111.9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89032" calcext:value-type="float">
            <text:p>111.8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78" calcext:value-type="float">
            <text:p>111.9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8656" calcext:value-type="float">
            <text:p>111.9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9616" calcext:value-type="float">
            <text:p>111.9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0952" calcext:value-type="float">
            <text:p>112.0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1432" calcext:value-type="float">
            <text:p>112.0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1432" calcext:value-type="float">
            <text:p>112.0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1432" calcext:value-type="float">
            <text:p>112.0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1432" calcext:value-type="float">
            <text:p>112.0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1224" calcext:value-type="float">
            <text:p>111.9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0472" calcext:value-type="float">
            <text:p>111.9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2288" calcext:value-type="float">
            <text:p>112.0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7528" calcext:value-type="float">
            <text:p>112.0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0576" calcext:value-type="float">
            <text:p>112.0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3248" calcext:value-type="float">
            <text:p>112.09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068" calcext:value-type="float">
            <text:p>112.1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8488" calcext:value-type="float">
            <text:p>112.1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068" calcext:value-type="float">
            <text:p>112.1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5064" calcext:value-type="float">
            <text:p>112.1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9448" calcext:value-type="float">
            <text:p>112.1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2392" calcext:value-type="float">
            <text:p>112.1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6776" calcext:value-type="float">
            <text:p>112.1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116" calcext:value-type="float">
            <text:p>112.1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1264" calcext:value-type="float">
            <text:p>112.2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1744" calcext:value-type="float">
            <text:p>112.2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6504" calcext:value-type="float">
            <text:p>112.2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7736" calcext:value-type="float">
            <text:p>112.1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164" calcext:value-type="float">
            <text:p>112.1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3832" calcext:value-type="float">
            <text:p>112.1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212" calcext:value-type="float">
            <text:p>112.2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7088" calcext:value-type="float">
            <text:p>112.3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5752" calcext:value-type="float">
            <text:p>112.3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6608" calcext:value-type="float">
            <text:p>112.3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7192" calcext:value-type="float">
            <text:p>112.4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072" calcext:value-type="float">
            <text:p>112.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2912" calcext:value-type="float">
            <text:p>112.4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0344" calcext:value-type="float">
            <text:p>112.4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3016" calcext:value-type="float">
            <text:p>112.5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6064" calcext:value-type="float">
            <text:p>112.5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1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3016" calcext:value-type="float">
            <text:p>112.5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788" calcext:value-type="float">
            <text:p>112.5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9216" calcext:value-type="float">
            <text:p>112.5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3976" calcext:value-type="float">
            <text:p>112.5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4352" calcext:value-type="float">
            <text:p>112.5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0824" calcext:value-type="float">
            <text:p>112.5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0448" calcext:value-type="float">
            <text:p>112.5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5208" calcext:value-type="float">
            <text:p>112.5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5596" calcext:value-type="float">
            <text:p>112.4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1576" calcext:value-type="float">
            <text:p>112.4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6816" calcext:value-type="float">
            <text:p>112.4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7672" calcext:value-type="float">
            <text:p>112.4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2536" calcext:value-type="float">
            <text:p>112.4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9592" calcext:value-type="float">
            <text:p>112.5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7024" calcext:value-type="float">
            <text:p>112.5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53496" calcext:value-type="float">
            <text:p>112.5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6608" calcext:value-type="float">
            <text:p>112.3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6128" calcext:value-type="float">
            <text:p>112.2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0784" calcext:value-type="float">
            <text:p>112.1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1264" calcext:value-type="float">
            <text:p>112.2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0512" calcext:value-type="float">
            <text:p>112.3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1368" calcext:value-type="float">
            <text:p>112.2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1848" calcext:value-type="float">
            <text:p>112.3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7944" calcext:value-type="float">
            <text:p>112.3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644" calcext:value-type="float">
            <text:p>112.4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3392" calcext:value-type="float">
            <text:p>112.4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9968" calcext:value-type="float">
            <text:p>112.5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8736" calcext:value-type="float">
            <text:p>112.5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2264" calcext:value-type="float">
            <text:p>112.6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5416" calcext:value-type="float">
            <text:p>112.6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552" calcext:value-type="float">
            <text:p>112.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0864" calcext:value-type="float">
            <text:p>112.8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8776" calcext:value-type="float">
            <text:p>112.8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6208" calcext:value-type="float">
            <text:p>112.9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6584" calcext:value-type="float">
            <text:p>112.8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8192" calcext:value-type="float">
            <text:p>112.7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8944" calcext:value-type="float">
            <text:p>112.7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788" calcext:value-type="float">
            <text:p>112.5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3016" calcext:value-type="float">
            <text:p>112.5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3768" calcext:value-type="float">
            <text:p>112.4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4144" calcext:value-type="float">
            <text:p>112.4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0992" calcext:value-type="float">
            <text:p>112.3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2704" calcext:value-type="float">
            <text:p>112.3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45648" calcext:value-type="float">
            <text:p>112.2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2976" calcext:value-type="float">
            <text:p>112.2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2496" calcext:value-type="float">
            <text:p>112.1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4208" calcext:value-type="float">
            <text:p>112.1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2392" calcext:value-type="float">
            <text:p>112.1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8008" calcext:value-type="float">
            <text:p>112.0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496" calcext:value-type="float">
            <text:p>112.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6672" calcext:value-type="float">
            <text:p>112.0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1432" calcext:value-type="float">
            <text:p>112.0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3792" calcext:value-type="float">
            <text:p>111.8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4648" calcext:value-type="float">
            <text:p>111.8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5504" calcext:value-type="float">
            <text:p>111.8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0432" calcext:value-type="float">
            <text:p>111.6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8408" calcext:value-type="float">
            <text:p>111.4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2208" calcext:value-type="float">
            <text:p>111.3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5904" calcext:value-type="float">
            <text:p>111.2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2272" calcext:value-type="float">
            <text:p>111.1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7784" calcext:value-type="float">
            <text:p>111.0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0352" calcext:value-type="float">
            <text:p>111.0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3192" calcext:value-type="float">
            <text:p>110.8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2984" calcext:value-type="float">
            <text:p>110.7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6032" calcext:value-type="float">
            <text:p>110.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0104" calcext:value-type="float">
            <text:p>110.5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3048" calcext:value-type="float">
            <text:p>110.4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5616" calcext:value-type="float">
            <text:p>110.4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1712" calcext:value-type="float">
            <text:p>110.4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5032" calcext:value-type="float">
            <text:p>110.3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5408" calcext:value-type="float">
            <text:p>110.3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1776" calcext:value-type="float">
            <text:p>110.2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3112" calcext:value-type="float">
            <text:p>110.2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1296" calcext:value-type="float">
            <text:p>110.1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9856" calcext:value-type="float">
            <text:p>110.0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7936" calcext:value-type="float">
            <text:p>109.9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8312" calcext:value-type="float">
            <text:p>109.9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0128" calcext:value-type="float">
            <text:p>109.9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8416" calcext:value-type="float">
            <text:p>110.0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9648" calcext:value-type="float">
            <text:p>109.9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0128" calcext:value-type="float">
            <text:p>109.9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9648" calcext:value-type="float">
            <text:p>109.9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136" calcext:value-type="float">
            <text:p>109.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3176" calcext:value-type="float">
            <text:p>109.9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7936" calcext:value-type="float">
            <text:p>109.9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8312" calcext:value-type="float">
            <text:p>109.9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7936" calcext:value-type="float">
            <text:p>109.9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7936" calcext:value-type="float">
            <text:p>109.9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136" calcext:value-type="float">
            <text:p>109.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4032" calcext:value-type="float">
            <text:p>109.9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4992" calcext:value-type="float">
            <text:p>110.0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7184" calcext:value-type="float">
            <text:p>110.0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4136" calcext:value-type="float">
            <text:p>110.0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3656" calcext:value-type="float">
            <text:p>110.0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9648" calcext:value-type="float">
            <text:p>109.9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3176" calcext:value-type="float">
            <text:p>109.9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9272" calcext:value-type="float">
            <text:p>109.9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7936" calcext:value-type="float">
            <text:p>109.9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4992" calcext:value-type="float">
            <text:p>110.0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7664" calcext:value-type="float">
            <text:p>110.0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2904" calcext:value-type="float">
            <text:p>110.1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4616" calcext:value-type="float">
            <text:p>110.0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2904" calcext:value-type="float">
            <text:p>110.1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2048" calcext:value-type="float">
            <text:p>110.1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1192" calcext:value-type="float">
            <text:p>110.1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4784" calcext:value-type="float">
            <text:p>109.9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2216" calcext:value-type="float">
            <text:p>109.9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6976" calcext:value-type="float">
            <text:p>109.9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4616" calcext:value-type="float">
            <text:p>110.0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8144" calcext:value-type="float">
            <text:p>110.1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4616" calcext:value-type="float">
            <text:p>110.0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2696" calcext:value-type="float">
            <text:p>109.9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0128" calcext:value-type="float">
            <text:p>109.9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3864" calcext:value-type="float">
            <text:p>110.1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5096" calcext:value-type="float">
            <text:p>110.1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0128" calcext:value-type="float">
            <text:p>109.9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9104" calcext:value-type="float">
            <text:p>110.1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0336" calcext:value-type="float">
            <text:p>110.1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1568" calcext:value-type="float">
            <text:p>110.0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1088" calcext:value-type="float">
            <text:p>110.0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0336" calcext:value-type="float">
            <text:p>110.1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2048" calcext:value-type="float">
            <text:p>110.1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6056" calcext:value-type="float">
            <text:p>110.1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9104" calcext:value-type="float">
            <text:p>110.1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7288" calcext:value-type="float">
            <text:p>110.1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8144" calcext:value-type="float">
            <text:p>110.1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0128" calcext:value-type="float">
            <text:p>109.9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1192" calcext:value-type="float">
            <text:p>110.1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0816" calcext:value-type="float">
            <text:p>110.1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756" calcext:value-type="float">
            <text:p>110.0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7664" calcext:value-type="float">
            <text:p>110.0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5576" calcext:value-type="float">
            <text:p>110.1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7872" calcext:value-type="float">
            <text:p>110.2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3112" calcext:value-type="float">
            <text:p>110.2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0816" calcext:value-type="float">
            <text:p>110.1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7288" calcext:value-type="float">
            <text:p>110.1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7852" calcext:value-type="float">
            <text:p>110.0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3864" calcext:value-type="float">
            <text:p>110.1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1296" calcext:value-type="float">
            <text:p>110.1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188" calcext:value-type="float">
            <text:p>110.2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2736" calcext:value-type="float">
            <text:p>110.2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6912" calcext:value-type="float">
            <text:p>110.1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2256" calcext:value-type="float">
            <text:p>110.2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24824" calcext:value-type="float">
            <text:p>110.2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9688" calcext:value-type="float">
            <text:p>110.2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1984" calcext:value-type="float">
            <text:p>110.3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6264" calcext:value-type="float">
            <text:p>110.3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3696" calcext:value-type="float">
            <text:p>110.3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8936" calcext:value-type="float">
            <text:p>110.3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7976" calcext:value-type="float">
            <text:p>110.2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4448" calcext:value-type="float">
            <text:p>110.2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4072" calcext:value-type="float">
            <text:p>110.3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0064" calcext:value-type="float">
            <text:p>110.2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4072" calcext:value-type="float">
            <text:p>110.3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4552" calcext:value-type="float">
            <text:p>110.3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2256" calcext:value-type="float">
            <text:p>110.2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1504" calcext:value-type="float">
            <text:p>110.3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3696" calcext:value-type="float">
            <text:p>110.3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7016" calcext:value-type="float">
            <text:p>110.2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616" calcext:value-type="float">
            <text:p>110.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2256" calcext:value-type="float">
            <text:p>110.2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8728" calcext:value-type="float">
            <text:p>110.2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8832" calcext:value-type="float">
            <text:p>110.2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2464" calcext:value-type="float">
            <text:p>110.3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6744" calcext:value-type="float">
            <text:p>110.3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2736" calcext:value-type="float">
            <text:p>110.2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712" calcext:value-type="float">
            <text:p>110.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0272" calcext:value-type="float">
            <text:p>110.3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38" calcext:value-type="float">
            <text:p>110.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38" calcext:value-type="float">
            <text:p>110.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6264" calcext:value-type="float">
            <text:p>110.3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2736" calcext:value-type="float">
            <text:p>110.2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6744" calcext:value-type="float">
            <text:p>110.3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8936" calcext:value-type="float">
            <text:p>110.3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2464" calcext:value-type="float">
            <text:p>110.3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1504" calcext:value-type="float">
            <text:p>110.3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0752" calcext:value-type="float">
            <text:p>110.4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476" calcext:value-type="float">
            <text:p>110.4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8288" calcext:value-type="float">
            <text:p>110.5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8664" calcext:value-type="float">
            <text:p>110.4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6848" calcext:value-type="float">
            <text:p>110.4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8936" calcext:value-type="float">
            <text:p>110.3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3696" calcext:value-type="float">
            <text:p>110.3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0752" calcext:value-type="float">
            <text:p>110.4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8288" calcext:value-type="float">
            <text:p>110.5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1336" calcext:value-type="float">
            <text:p>110.5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3528" calcext:value-type="float">
            <text:p>110.5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6952" calcext:value-type="float">
            <text:p>110.4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9624" calcext:value-type="float">
            <text:p>110.5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1712" calcext:value-type="float">
            <text:p>110.4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1232" calcext:value-type="float">
            <text:p>110.4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7056" calcext:value-type="float">
            <text:p>110.5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3632" calcext:value-type="float">
            <text:p>110.5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9144" calcext:value-type="float">
            <text:p>110.4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2568" calcext:value-type="float">
            <text:p>110.4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2776" calcext:value-type="float">
            <text:p>110.6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5072" calcext:value-type="float">
            <text:p>110.6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6408" calcext:value-type="float">
            <text:p>110.7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0688" calcext:value-type="float">
            <text:p>110.6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6304" calcext:value-type="float">
            <text:p>110.6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4216" calcext:value-type="float">
            <text:p>110.6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0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6888" calcext:value-type="float">
            <text:p>110.7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7264" calcext:value-type="float">
            <text:p>110.6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2504" calcext:value-type="float">
            <text:p>110.7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6992" calcext:value-type="float">
            <text:p>110.8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4696" calcext:value-type="float">
            <text:p>110.7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8224" calcext:value-type="float">
            <text:p>110.7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1272" calcext:value-type="float">
            <text:p>110.7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1" calcext:value-type="float">
            <text:p>110.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0624" calcext:value-type="float">
            <text:p>110.9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9288" calcext:value-type="float">
            <text:p>110.8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4904" calcext:value-type="float">
            <text:p>110.8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3192" calcext:value-type="float">
            <text:p>110.8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4904" calcext:value-type="float">
            <text:p>110.8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3192" calcext:value-type="float">
            <text:p>110.8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6552" calcext:value-type="float">
            <text:p>111.0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0456" calcext:value-type="float">
            <text:p>111.0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1896" calcext:value-type="float">
            <text:p>111.1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0184" calcext:value-type="float">
            <text:p>111.2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48" calcext:value-type="float">
            <text:p>111.2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7992" calcext:value-type="float">
            <text:p>111.1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3504" calcext:value-type="float">
            <text:p>111.0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9392" calcext:value-type="float">
            <text:p>110.9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9016" calcext:value-type="float">
            <text:p>110.9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1208" calcext:value-type="float">
            <text:p>111.0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6344" calcext:value-type="float">
            <text:p>110.9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9392" calcext:value-type="float">
            <text:p>110.9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196" calcext:value-type="float">
            <text:p>110.9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0624" calcext:value-type="float">
            <text:p>110.9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2336" calcext:value-type="float">
            <text:p>110.8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4528" calcext:value-type="float">
            <text:p>110.9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0312" calcext:value-type="float">
            <text:p>110.7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5448" calcext:value-type="float">
            <text:p>110.6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0104" calcext:value-type="float">
            <text:p>110.5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524" calcext:value-type="float">
            <text:p>110.5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1336" calcext:value-type="float">
            <text:p>110.5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476" calcext:value-type="float">
            <text:p>110.4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5992" calcext:value-type="float">
            <text:p>110.4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904" calcext:value-type="float">
            <text:p>110.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428" calcext:value-type="float">
            <text:p>110.4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1504" calcext:value-type="float">
            <text:p>110.3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7496" calcext:value-type="float">
            <text:p>110.2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1296" calcext:value-type="float">
            <text:p>110.1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2152" calcext:value-type="float">
            <text:p>110.1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3488" calcext:value-type="float">
            <text:p>110.2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2152" calcext:value-type="float">
            <text:p>110.1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3968" calcext:value-type="float">
            <text:p>110.2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9208" calcext:value-type="float">
            <text:p>110.2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2632" calcext:value-type="float">
            <text:p>110.2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0064" calcext:value-type="float">
            <text:p>110.2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3488" calcext:value-type="float">
            <text:p>110.2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0544" calcext:value-type="float">
            <text:p>110.2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4072" calcext:value-type="float">
            <text:p>110.3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0168" calcext:value-type="float">
            <text:p>110.3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5784" calcext:value-type="float">
            <text:p>110.2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2736" calcext:value-type="float">
            <text:p>110.2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9312" calcext:value-type="float">
            <text:p>110.3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7976" calcext:value-type="float">
            <text:p>110.2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236" calcext:value-type="float">
            <text:p>110.3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188" calcext:value-type="float">
            <text:p>110.2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5888" calcext:value-type="float">
            <text:p>110.3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9792" calcext:value-type="float">
            <text:p>110.3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7704" calcext:value-type="float">
            <text:p>110.4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428" calcext:value-type="float">
            <text:p>110.4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0856" calcext:value-type="float">
            <text:p>110.4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6472" calcext:value-type="float">
            <text:p>110.4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524" calcext:value-type="float">
            <text:p>110.5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8184" calcext:value-type="float">
            <text:p>110.4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6704" calcext:value-type="float">
            <text:p>110.0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4512" calcext:value-type="float">
            <text:p>110.0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7456" calcext:value-type="float">
            <text:p>109.9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9064" calcext:value-type="float">
            <text:p>109.8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7624" calcext:value-type="float">
            <text:p>109.7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4096" calcext:value-type="float">
            <text:p>109.7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0568" calcext:value-type="float">
            <text:p>109.7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9504" calcext:value-type="float">
            <text:p>109.5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036" calcext:value-type="float">
            <text:p>109.5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9776" calcext:value-type="float">
            <text:p>109.4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0152" calcext:value-type="float">
            <text:p>109.4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2344" calcext:value-type="float">
            <text:p>109.4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5392" calcext:value-type="float">
            <text:p>109.4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0904" calcext:value-type="float">
            <text:p>109.3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3096" calcext:value-type="float">
            <text:p>109.3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1384" calcext:value-type="float">
            <text:p>109.3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0904" calcext:value-type="float">
            <text:p>109.3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4432" calcext:value-type="float">
            <text:p>109.3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7856" calcext:value-type="float">
            <text:p>109.3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7856" calcext:value-type="float">
            <text:p>109.3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1656" calcext:value-type="float">
            <text:p>109.2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08" calcext:value-type="float">
            <text:p>109.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8128" calcext:value-type="float">
            <text:p>109.2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4704" calcext:value-type="float">
            <text:p>109.2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2136" calcext:value-type="float">
            <text:p>109.2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08" calcext:value-type="float">
            <text:p>109.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4704" calcext:value-type="float">
            <text:p>109.2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7752" calcext:value-type="float">
            <text:p>109.2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0048" calcext:value-type="float">
            <text:p>109.3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7856" calcext:value-type="float">
            <text:p>109.3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6896" calcext:value-type="float">
            <text:p>109.2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9088" calcext:value-type="float">
            <text:p>109.2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08" calcext:value-type="float">
            <text:p>109.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8232" calcext:value-type="float">
            <text:p>109.2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0048" calcext:value-type="float">
            <text:p>109.3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5392" calcext:value-type="float">
            <text:p>109.4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6624" calcext:value-type="float">
            <text:p>109.3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8608" calcext:value-type="float">
            <text:p>109.2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0424" calcext:value-type="float">
            <text:p>109.3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1008" calcext:value-type="float">
            <text:p>109.4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4432" calcext:value-type="float">
            <text:p>109.3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4912" calcext:value-type="float">
            <text:p>109.4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8816" calcext:value-type="float">
            <text:p>109.3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1384" calcext:value-type="float">
            <text:p>109.3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6144" calcext:value-type="float">
            <text:p>109.3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1008" calcext:value-type="float">
            <text:p>109.4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0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5392" calcext:value-type="float">
            <text:p>109.4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0632" calcext:value-type="float">
            <text:p>109.4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4432" calcext:value-type="float">
            <text:p>109.3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2344" calcext:value-type="float">
            <text:p>109.4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1968" calcext:value-type="float">
            <text:p>109.4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988" calcext:value-type="float">
            <text:p>109.5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036" calcext:value-type="float">
            <text:p>109.5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4536" calcext:value-type="float">
            <text:p>109.4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1592" calcext:value-type="float">
            <text:p>109.5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892" calcext:value-type="float">
            <text:p>109.4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6456" calcext:value-type="float">
            <text:p>109.5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1216" calcext:value-type="float">
            <text:p>109.5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1216" calcext:value-type="float">
            <text:p>109.5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94" calcext:value-type="float">
            <text:p>109.4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94" calcext:value-type="float">
            <text:p>109.4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94" calcext:value-type="float">
            <text:p>109.4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2344" calcext:value-type="float">
            <text:p>109.4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3784" calcext:value-type="float">
            <text:p>109.5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3304" calcext:value-type="float">
            <text:p>109.4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6352" calcext:value-type="float">
            <text:p>109.4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892" calcext:value-type="float">
            <text:p>109.4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6832" calcext:value-type="float">
            <text:p>109.5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9504" calcext:value-type="float">
            <text:p>109.5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7312" calcext:value-type="float">
            <text:p>109.5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3888" calcext:value-type="float">
            <text:p>109.5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7208" calcext:value-type="float">
            <text:p>109.4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656" calcext:value-type="float">
            <text:p>109.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8272" calcext:value-type="float">
            <text:p>109.6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1696" calcext:value-type="float">
            <text:p>109.5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7312" calcext:value-type="float">
            <text:p>109.5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7208" calcext:value-type="float">
            <text:p>109.4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988" calcext:value-type="float">
            <text:p>109.5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2176" calcext:value-type="float">
            <text:p>109.6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3992" calcext:value-type="float">
            <text:p>109.6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2176" calcext:value-type="float">
            <text:p>109.6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4264" calcext:value-type="float">
            <text:p>109.5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4744" calcext:value-type="float">
            <text:p>109.5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3512" calcext:value-type="float">
            <text:p>109.6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3992" calcext:value-type="float">
            <text:p>109.6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3136" calcext:value-type="float">
            <text:p>109.6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2656" calcext:value-type="float">
            <text:p>109.6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1048" calcext:value-type="float">
            <text:p>109.7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8376" calcext:value-type="float">
            <text:p>109.6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5808" calcext:value-type="float">
            <text:p>109.7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3136" calcext:value-type="float">
            <text:p>109.6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5808" calcext:value-type="float">
            <text:p>109.7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5808" calcext:value-type="float">
            <text:p>109.7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9712" calcext:value-type="float">
            <text:p>109.7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4576" calcext:value-type="float">
            <text:p>109.7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3616" calcext:value-type="float">
            <text:p>109.7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5328" calcext:value-type="float">
            <text:p>109.6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6288" calcext:value-type="float">
            <text:p>109.7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3824" calcext:value-type="float">
            <text:p>109.8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7728" calcext:value-type="float">
            <text:p>109.8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6872" calcext:value-type="float">
            <text:p>109.8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5328" calcext:value-type="float">
            <text:p>109.6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5328" calcext:value-type="float">
            <text:p>109.6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9712" calcext:value-type="float">
            <text:p>109.7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0776" calcext:value-type="float">
            <text:p>109.8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7248" calcext:value-type="float">
            <text:p>109.8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4952" calcext:value-type="float">
            <text:p>109.7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4952" calcext:value-type="float">
            <text:p>109.7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6288" calcext:value-type="float">
            <text:p>109.7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0296" calcext:value-type="float">
            <text:p>109.8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5056" calcext:value-type="float">
            <text:p>109.7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6872" calcext:value-type="float">
            <text:p>109.8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6664" calcext:value-type="float">
            <text:p>109.7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1904" calcext:value-type="float">
            <text:p>109.7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7144" calcext:value-type="float">
            <text:p>109.7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1632" calcext:value-type="float">
            <text:p>109.8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2008" calcext:value-type="float">
            <text:p>109.7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7352" calcext:value-type="float">
            <text:p>109.8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2112" calcext:value-type="float">
            <text:p>109.8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4304" calcext:value-type="float">
            <text:p>109.8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3344" calcext:value-type="float">
            <text:p>109.8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372" calcext:value-type="float">
            <text:p>109.7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42" calcext:value-type="float">
            <text:p>109.8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8584" calcext:value-type="float">
            <text:p>109.8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5536" calcext:value-type="float">
            <text:p>109.8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3928" calcext:value-type="float">
            <text:p>109.9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6016" calcext:value-type="float">
            <text:p>109.8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8312" calcext:value-type="float">
            <text:p>109.9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9544" calcext:value-type="float">
            <text:p>109.8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5912" calcext:value-type="float">
            <text:p>109.7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7248" calcext:value-type="float">
            <text:p>109.8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0024" calcext:value-type="float">
            <text:p>109.9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8208" calcext:value-type="float">
            <text:p>109.8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6392" calcext:value-type="float">
            <text:p>109.8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6392" calcext:value-type="float">
            <text:p>109.8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2968" calcext:value-type="float">
            <text:p>109.8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8208" calcext:value-type="float">
            <text:p>109.8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3448" calcext:value-type="float">
            <text:p>109.8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6872" calcext:value-type="float">
            <text:p>109.8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4784" calcext:value-type="float">
            <text:p>109.9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7832" calcext:value-type="float">
            <text:p>109.9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3552" calcext:value-type="float">
            <text:p>109.9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9544" calcext:value-type="float">
            <text:p>109.8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0984" calcext:value-type="float">
            <text:p>109.9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992" calcext:value-type="float">
            <text:p>109.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0528" calcext:value-type="float">
            <text:p>109.3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1864" calcext:value-type="float">
            <text:p>109.4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7104" calcext:value-type="float">
            <text:p>109.4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4808" calcext:value-type="float">
            <text:p>109.3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7" calcext:value-type="float">
            <text:p>109.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7376" calcext:value-type="float">
            <text:p>109.3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128" calcext:value-type="float">
            <text:p>109.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7544" calcext:value-type="float">
            <text:p>109.1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4224" calcext:value-type="float">
            <text:p>109.2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9568" calcext:value-type="float">
            <text:p>109.3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85724" calcext:value-type="float">
            <text:p>109.278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3349517241" calcext:value-type="float">
            <text:p>109.463349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17824" calcext:value-type="float">
            <text:p>109.56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1110736842" calcext:value-type="float">
            <text:p>109.511110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6584413793" calcext:value-type="float">
            <text:p>109.516584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17752" calcext:value-type="float">
            <text:p>109.35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7049931035" calcext:value-type="float">
            <text:p>109.037049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7560275862" calcext:value-type="float">
            <text:p>109.047560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8929428571" calcext:value-type="float">
            <text:p>109.10892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72416" calcext:value-type="float">
            <text:p>109.19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3892571429" calcext:value-type="float">
            <text:p>109.303892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7748" calcext:value-type="float">
            <text:p>109.3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4818758621" calcext:value-type="float">
            <text:p>109.604818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6273931035" calcext:value-type="float">
            <text:p>109.686273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4545655172" calcext:value-type="float">
            <text:p>109.784545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4949793103" calcext:value-type="float">
            <text:p>109.864949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2964689655" calcext:value-type="float">
            <text:p>110.062964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95904" calcext:value-type="float">
            <text:p>109.54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8275310345" calcext:value-type="float">
            <text:p>109.408275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6708181818" calcext:value-type="float">
            <text:p>109.43670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330857143" calcext:value-type="float">
            <text:p>109.599330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6616" calcext:value-type="float">
            <text:p>109.5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0831111111" calcext:value-type="float">
            <text:p>109.6608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9630967742" calcext:value-type="float">
            <text:p>109.749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3008516129" calcext:value-type="float">
            <text:p>109.8330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7484" calcext:value-type="float">
            <text:p>109.91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6968" calcext:value-type="float">
            <text:p>110.1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3232275862" calcext:value-type="float">
            <text:p>110.233232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5192" calcext:value-type="float">
            <text:p>110.60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61904" calcext:value-type="float">
            <text:p>110.28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8992923077" calcext:value-type="float">
            <text:p>109.348992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40216" calcext:value-type="float">
            <text:p>108.83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5866758621" calcext:value-type="float">
            <text:p>108.845866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918116129" calcext:value-type="float">
            <text:p>108.87918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0412444444" calcext:value-type="float">
            <text:p>109.020412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0548774194" calcext:value-type="float">
            <text:p>109.030548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743483871" calcext:value-type="float">
            <text:p>108.647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849062069" calcext:value-type="float">
            <text:p>108.608490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1812" calcext:value-type="float">
            <text:p>108.73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81104" calcext:value-type="float">
            <text:p>109.13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2975483871" calcext:value-type="float">
            <text:p>108.732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3618064516" calcext:value-type="float">
            <text:p>108.34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04088" calcext:value-type="float">
            <text:p>108.02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9535483871" calcext:value-type="float">
            <text:p>107.87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97688" calcext:value-type="float">
            <text:p>107.9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4676903226" calcext:value-type="float">
            <text:p>108.06467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8562" calcext:value-type="float">
            <text:p>108.128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5916173913" calcext:value-type="float">
            <text:p>108.195916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5538580645" calcext:value-type="float">
            <text:p>108.125538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35836" calcext:value-type="float">
            <text:p>108.12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4179354839" calcext:value-type="float">
            <text:p>108.164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32304" calcext:value-type="float">
            <text:p>108.19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5902709677" calcext:value-type="float">
            <text:p>108.28590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0436903226" calcext:value-type="float">
            <text:p>108.43043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4310222222" calcext:value-type="float">
            <text:p>108.174310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6592285714" calcext:value-type="float">
            <text:p>107.82659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3044413793" calcext:value-type="float">
            <text:p>107.863044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2192" calcext:value-type="float">
            <text:p>107.9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5800857143" calcext:value-type="float">
            <text:p>108.025800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12392" calcext:value-type="float">
            <text:p>108.11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717935484" calcext:value-type="float">
            <text:p>108.46671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930206897" calcext:value-type="float">
            <text:p>108.630930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4716387097" calcext:value-type="float">
            <text:p>108.724716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56856" calcext:value-type="float">
            <text:p>108.6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9725419355" calcext:value-type="float">
            <text:p>108.48972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7955612903" calcext:value-type="float">
            <text:p>108.48795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675428571" calcext:value-type="float">
            <text:p>108.600675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8435354839" calcext:value-type="float">
            <text:p>108.68843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724" calcext:value-type="float">
            <text:p>108.7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0019870968" calcext:value-type="float">
            <text:p>108.83001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647" calcext:value-type="float">
            <text:p>108.91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9528" calcext:value-type="float">
            <text:p>108.9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4495483871" calcext:value-type="float">
            <text:p>109.464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78936" calcext:value-type="float">
            <text:p>109.5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7884387097" calcext:value-type="float">
            <text:p>109.687884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7512" calcext:value-type="float">
            <text:p>109.8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523354839" calcext:value-type="float">
            <text:p>110.15452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9364903226" calcext:value-type="float">
            <text:p>109.759364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60856" calcext:value-type="float">
            <text:p>109.34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8700387097" calcext:value-type="float">
            <text:p>109.35870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29968" calcext:value-type="float">
            <text:p>109.4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0654967742" calcext:value-type="float">
            <text:p>109.560654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6654222222" calcext:value-type="float">
            <text:p>109.656654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16804" calcext:value-type="float">
            <text:p>109.761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4359111111" calcext:value-type="float">
            <text:p>109.694359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089752" calcext:value-type="float">
            <text:p>109.80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7542709677" calcext:value-type="float">
            <text:p>109.97754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57356" calcext:value-type="float">
            <text:p>110.355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2864258065" calcext:value-type="float">
            <text:p>109.61286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8571225807" calcext:value-type="float">
            <text:p>108.718571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77152" calcext:value-type="float">
            <text:p>108.6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9540129032" calcext:value-type="float">
            <text:p>108.62954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65288" calcext:value-type="float">
            <text:p>108.72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3657806452" calcext:value-type="float">
            <text:p>108.833657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7929714286" calcext:value-type="float">
            <text:p>108.947929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8472387097" calcext:value-type="float">
            <text:p>109.05847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9551483871" calcext:value-type="float">
            <text:p>108.7695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7892965517" calcext:value-type="float">
            <text:p>108.897892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4091354839" calcext:value-type="float">
            <text:p>108.98409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1736" calcext:value-type="float">
            <text:p>109.16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631716129" calcext:value-type="float">
            <text:p>109.58631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1889777778" calcext:value-type="float">
            <text:p>109.071889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0655172414" calcext:value-type="float">
            <text:p>107.9806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30392" calcext:value-type="float">
            <text:p>107.27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3985103448" calcext:value-type="float">
            <text:p>107.243985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93232" calcext:value-type="float">
            <text:p>107.25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7635714286" calcext:value-type="float">
            <text:p>107.35763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18324" calcext:value-type="float">
            <text:p>107.421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8356903226" calcext:value-type="float">
            <text:p>107.02835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19016" calcext:value-type="float">
            <text:p>107.11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658683871" calcext:value-type="float">
            <text:p>107.19658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06032" calcext:value-type="float">
            <text:p>107.3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0982451613" calcext:value-type="float">
            <text:p>107.19098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63756" calcext:value-type="float">
            <text:p>106.586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71736" calcext:value-type="float">
            <text:p>106.36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4212" calcext:value-type="float">
            <text:p>106.3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4659310345" calcext:value-type="float">
            <text:p>106.3846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9448" calcext:value-type="float">
            <text:p>106.46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4533333333" calcext:value-type="float">
            <text:p>106.544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6923862069" calcext:value-type="float">
            <text:p>106.55692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1417290323" calcext:value-type="float">
            <text:p>106.49141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00104" calcext:value-type="float">
            <text:p>106.5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8444387097" calcext:value-type="float">
            <text:p>106.548444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89308" calcext:value-type="float">
            <text:p>106.608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5390193548" calcext:value-type="float">
            <text:p>106.815390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5743483871" calcext:value-type="float">
            <text:p>106.4957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541184" calcext:value-type="float">
            <text:p>106.15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50434580645" calcext:value-type="float">
            <text:p>106.150434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7277777778" calcext:value-type="float">
            <text:p>106.2072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37056774194" calcext:value-type="float">
            <text:p>106.237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2389428571" calcext:value-type="float">
            <text:p>106.31238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2950193548" calcext:value-type="float">
            <text:p>106.342950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8641032258" calcext:value-type="float">
            <text:p>106.54864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8946" calcext:value-type="float">
            <text:p>106.628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3585806452" calcext:value-type="float">
            <text:p>106.733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166" calcext:value-type="float">
            <text:p>106.86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2448" calcext:value-type="float">
            <text:p>106.8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3522322581" calcext:value-type="float">
            <text:p>106.64352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50268" calcext:value-type="float">
            <text:p>106.615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2822451613" calcext:value-type="float">
            <text:p>106.67282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47624" calcext:value-type="float">
            <text:p>106.73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279741936" calcext:value-type="float">
            <text:p>106.80427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844857143" calcext:value-type="float">
            <text:p>106.853844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4036645161" calcext:value-type="float">
            <text:p>106.92403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7853419355" calcext:value-type="float">
            <text:p>107.22785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983376" calcext:value-type="float">
            <text:p>107.29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60785548387" calcext:value-type="float">
            <text:p>107.36078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81952" calcext:value-type="float">
            <text:p>107.37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3486451613" calcext:value-type="float">
            <text:p>107.413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8344774194" calcext:value-type="float">
            <text:p>107.398344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17032" calcext:value-type="float">
            <text:p>107.25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3839483871" calcext:value-type="float">
            <text:p>107.2638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89776" calcext:value-type="float">
            <text:p>107.33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7812645161" calcext:value-type="float">
            <text:p>107.41781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9806896552" calcext:value-type="float">
            <text:p>107.499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1999741936" calcext:value-type="float">
            <text:p>107.61199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1878" calcext:value-type="float">
            <text:p>107.481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8986857143" calcext:value-type="float">
            <text:p>107.608986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37496" calcext:value-type="float">
            <text:p>107.67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5933714286" calcext:value-type="float">
            <text:p>107.455933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93936" calcext:value-type="float">
            <text:p>107.61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8137032258" calcext:value-type="float">
            <text:p>107.08813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12496" calcext:value-type="float">
            <text:p>106.7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7443870968" calcext:value-type="float">
            <text:p>106.507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846232" calcext:value-type="float">
            <text:p>106.48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4552" calcext:value-type="float">
            <text:p>106.5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1899555556" calcext:value-type="float">
            <text:p>106.581899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0244444444" calcext:value-type="float">
            <text:p>106.660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6530322581" calcext:value-type="float">
            <text:p>106.326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9733517241" calcext:value-type="float">
            <text:p>106.439733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8103225807" calcext:value-type="float">
            <text:p>106.49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85832" calcext:value-type="float">
            <text:p>106.4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3476129032" calcext:value-type="float">
            <text:p>106.593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5616774194" calcext:value-type="float">
            <text:p>106.145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018712" calcext:value-type="float">
            <text:p>105.80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2922322581" calcext:value-type="float">
            <text:p>105.65292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28368" calcext:value-type="float">
            <text:p>105.60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820283871" calcext:value-type="float">
            <text:p>105.64820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1047714286" calcext:value-type="float">
            <text:p>105.70104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28392" calcext:value-type="float">
            <text:p>105.67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408516129" calcext:value-type="float">
            <text:p>105.444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71296" calcext:value-type="float">
            <text:p>105.50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9139870968" calcext:value-type="float">
            <text:p>105.59913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94992" calcext:value-type="float">
            <text:p>105.61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525316129" calcext:value-type="float">
            <text:p>105.64525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6121032258" calcext:value-type="float">
            <text:p>105.43612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73872" calcext:value-type="float">
            <text:p>104.97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553032258" calcext:value-type="float">
            <text:p>104.70155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5488" calcext:value-type="float">
            <text:p>104.6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188283871" calcext:value-type="float">
            <text:p>104.61188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956857143" calcext:value-type="float">
            <text:p>104.701956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3377677419" calcext:value-type="float">
            <text:p>104.773377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7134451613" calcext:value-type="float">
            <text:p>104.597134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50968" calcext:value-type="float">
            <text:p>104.63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7660645161" calcext:value-type="float">
            <text:p>104.677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9308" calcext:value-type="float">
            <text:p>104.69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0193806452" calcext:value-type="float">
            <text:p>104.740193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7568258065" calcext:value-type="float">
            <text:p>104.577568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55824" calcext:value-type="float">
            <text:p>104.40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4532129032" calcext:value-type="float">
            <text:p>104.37453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8036" calcext:value-type="float">
            <text:p>104.42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9077935484" calcext:value-type="float">
            <text:p>104.48907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508857143" calcext:value-type="float">
            <text:p>104.546508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71924" calcext:value-type="float">
            <text:p>104.587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7423483871" calcext:value-type="float">
            <text:p>104.6974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66688" calcext:value-type="float">
            <text:p>104.76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5948387097" calcext:value-type="float">
            <text:p>104.86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2104" calcext:value-type="float">
            <text:p>104.9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8515870968" calcext:value-type="float">
            <text:p>105.178515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7012903226" calcext:value-type="float">
            <text:p>104.657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494" calcext:value-type="float">
            <text:p>104.29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7192774194" calcext:value-type="float">
            <text:p>104.27719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88312" calcext:value-type="float">
            <text:p>104.33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4675034483" calcext:value-type="float">
            <text:p>104.434675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1328285714" calcext:value-type="float">
            <text:p>104.571328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40528" calcext:value-type="float">
            <text:p>104.66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17872" calcext:value-type="float">
            <text:p>104.6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8244137931" calcext:value-type="float">
            <text:p>104.7182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9458" calcext:value-type="float">
            <text:p>104.629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66584" calcext:value-type="float">
            <text:p>104.8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0569548387" calcext:value-type="float">
            <text:p>104.87056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5468903226" calcext:value-type="float">
            <text:p>104.49546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0424" calcext:value-type="float">
            <text:p>104.02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6001806452" calcext:value-type="float">
            <text:p>103.96600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6528" calcext:value-type="float">
            <text:p>104.0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0663225806" calcext:value-type="float">
            <text:p>104.120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2926" calcext:value-type="float">
            <text:p>104.18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1079483871" calcext:value-type="float">
            <text:p>104.2310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0428689655" calcext:value-type="float">
            <text:p>104.250428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8388857143" calcext:value-type="float">
            <text:p>104.348388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3492" calcext:value-type="float">
            <text:p>104.3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785103448" calcext:value-type="float">
            <text:p>104.500785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3288" calcext:value-type="float">
            <text:p>104.58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8656" calcext:value-type="float">
            <text:p>104.3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7369454546" calcext:value-type="float">
            <text:p>104.267369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33272" calcext:value-type="float">
            <text:p>104.24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3781241379" calcext:value-type="float">
            <text:p>103.983781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9604" calcext:value-type="float">
            <text:p>104.01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3452444444" calcext:value-type="float">
            <text:p>104.133452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69544" calcext:value-type="float">
            <text:p>104.2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8696516129" calcext:value-type="float">
            <text:p>104.2886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66824" calcext:value-type="float">
            <text:p>104.3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8748387097" calcext:value-type="float">
            <text:p>104.40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516" calcext:value-type="float">
            <text:p>104.45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9986064516" calcext:value-type="float">
            <text:p>104.42998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1576516129" calcext:value-type="float">
            <text:p>104.4715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5786285714" calcext:value-type="float">
            <text:p>104.42578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1183225806" calcext:value-type="float">
            <text:p>104.471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65504" calcext:value-type="float">
            <text:p>104.27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8048774194" calcext:value-type="float">
            <text:p>104.268048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5934571429" calcext:value-type="float">
            <text:p>104.30593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5978064516" calcext:value-type="float">
            <text:p>104.365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65128" calcext:value-type="float">
            <text:p>104.0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703716129" calcext:value-type="float">
            <text:p>103.917037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9976" calcext:value-type="float">
            <text:p>103.9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9310451613" calcext:value-type="float">
            <text:p>103.719310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7159483871" calcext:value-type="float">
            <text:p>103.3471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25424" calcext:value-type="float">
            <text:p>102.94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0121548387" calcext:value-type="float">
            <text:p>102.810121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6472" calcext:value-type="float">
            <text:p>102.8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2238193548" calcext:value-type="float">
            <text:p>102.93223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4671142857" calcext:value-type="float">
            <text:p>103.014671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6743483871" calcext:value-type="float">
            <text:p>103.0667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342709677" calcext:value-type="float">
            <text:p>103.04334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72208" calcext:value-type="float">
            <text:p>103.08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6627612903" calcext:value-type="float">
            <text:p>103.19662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05808" calcext:value-type="float">
            <text:p>103.30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9918709677" calcext:value-type="float">
            <text:p>103.079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235354839" calcext:value-type="float">
            <text:p>102.89723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07952" calcext:value-type="float">
            <text:p>102.7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701677419" calcext:value-type="float">
            <text:p>102.79370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83008" calcext:value-type="float">
            <text:p>102.83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0225548387" calcext:value-type="float">
            <text:p>102.88022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2934285714" calcext:value-type="float">
            <text:p>102.9429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6853419355" calcext:value-type="float">
            <text:p>103.03685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2928" calcext:value-type="float">
            <text:p>103.0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668689655" calcext:value-type="float">
            <text:p>103.122668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84576" calcext:value-type="float">
            <text:p>103.17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8900137931" calcext:value-type="float">
            <text:p>103.10890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5948" calcext:value-type="float">
            <text:p>103.21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7064" calcext:value-type="float">
            <text:p>102.85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0907034483" calcext:value-type="float">
            <text:p>102.480907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29344" calcext:value-type="float">
            <text:p>102.5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8865655172" calcext:value-type="float">
            <text:p>102.438865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1131130435" calcext:value-type="float">
            <text:p>102.511131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909090909" calcext:value-type="float">
            <text:p>102.592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552" calcext:value-type="float">
            <text:p>102.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9416516129" calcext:value-type="float">
            <text:p>102.4294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9856" calcext:value-type="float">
            <text:p>102.4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7930064516" calcext:value-type="float">
            <text:p>102.45793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68792" calcext:value-type="float">
            <text:p>102.43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6241290323" calcext:value-type="float">
            <text:p>102.416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721316129" calcext:value-type="float">
            <text:p>102.27721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38776" calcext:value-type="float">
            <text:p>102.09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7589419355" calcext:value-type="float">
            <text:p>102.06758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39512" calcext:value-type="float">
            <text:p>102.1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2488" calcext:value-type="float">
            <text:p>102.2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9679448276" calcext:value-type="float">
            <text:p>102.249679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3783483871" calcext:value-type="float">
            <text:p>102.2437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923130435" calcext:value-type="float">
            <text:p>102.370923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0029090909" calcext:value-type="float">
            <text:p>102.4100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2280695652" calcext:value-type="float">
            <text:p>102.432280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7965818182" calcext:value-type="float">
            <text:p>102.457965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3948" calcext:value-type="float">
            <text:p>102.45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7852" calcext:value-type="float">
            <text:p>102.44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7278" calcext:value-type="float">
            <text:p>102.427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3976" calcext:value-type="float">
            <text:p>102.4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896" calcext:value-type="float">
            <text:p>102.4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1464" calcext:value-type="float">
            <text:p>102.3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3336" calcext:value-type="float">
            <text:p>102.3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3516571429" calcext:value-type="float">
            <text:p>101.723516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6564571429" calcext:value-type="float">
            <text:p>101.72656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5232615385" calcext:value-type="float">
            <text:p>101.595232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1187076923" calcext:value-type="float">
            <text:p>101.641187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7620444444" calcext:value-type="float">
            <text:p>101.667620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640576" calcext:value-type="float">
            <text:p>101.666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2334" calcext:value-type="float">
            <text:p>101.732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462" calcext:value-type="float">
            <text:p>101.73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7856" calcext:value-type="float">
            <text:p>101.7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4432" calcext:value-type="float">
            <text:p>101.7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17344" calcext:value-type="float">
            <text:p>101.81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2868571429" calcext:value-type="float">
            <text:p>101.872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2112516129" calcext:value-type="float">
            <text:p>101.9021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77184" calcext:value-type="float">
            <text:p>101.9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2933677419" calcext:value-type="float">
            <text:p>101.98293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9128" calcext:value-type="float">
            <text:p>101.9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481290323" calcext:value-type="float">
            <text:p>102.050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090064516" calcext:value-type="float">
            <text:p>101.83309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54736" calcext:value-type="float">
            <text:p>101.6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79832" calcext:value-type="float">
            <text:p>101.6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30608" calcext:value-type="float">
            <text:p>101.55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8029677419" calcext:value-type="float">
            <text:p>101.608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8697931035" calcext:value-type="float">
            <text:p>101.64869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0886709677" calcext:value-type="float">
            <text:p>101.680886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7896774194" calcext:value-type="float">
            <text:p>101.52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65432" calcext:value-type="float">
            <text:p>101.52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6635870968" calcext:value-type="float">
            <text:p>101.566635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89104" calcext:value-type="float">
            <text:p>101.56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0117677419" calcext:value-type="float">
            <text:p>101.550117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433290323" calcext:value-type="float">
            <text:p>101.28543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8256" calcext:value-type="float">
            <text:p>101.16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2883096774" calcext:value-type="float">
            <text:p>101.01288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866" calcext:value-type="float">
            <text:p>101.03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9045548387" calcext:value-type="float">
            <text:p>101.05904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073" calcext:value-type="float">
            <text:p>101.09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4577548387" calcext:value-type="float">
            <text:p>101.12457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3264" calcext:value-type="float">
            <text:p>101.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42376" calcext:value-type="float">
            <text:p>101.16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1731870968" calcext:value-type="float">
            <text:p>101.19173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41104" calcext:value-type="float">
            <text:p>101.26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2212129032" calcext:value-type="float">
            <text:p>101.05221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592516129" calcext:value-type="float">
            <text:p>101.115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65544" calcext:value-type="float">
            <text:p>101.00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7024258065" calcext:value-type="float">
            <text:p>100.98702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3384" calcext:value-type="float">
            <text:p>101.05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7666064516" calcext:value-type="float">
            <text:p>101.10766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6836" calcext:value-type="float">
            <text:p>101.17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6324129032" calcext:value-type="float">
            <text:p>101.18632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7439428571" calcext:value-type="float">
            <text:p>100.99743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0258222222" calcext:value-type="float">
            <text:p>100.900258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5107130435" calcext:value-type="float">
            <text:p>100.795107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1499111111" calcext:value-type="float">
            <text:p>100.781499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9334" calcext:value-type="float">
            <text:p>100.589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7461333333" calcext:value-type="float">
            <text:p>100.507461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4893333333" calcext:value-type="float">
            <text:p>100.534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1256551724" calcext:value-type="float">
            <text:p>100.3112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2332" calcext:value-type="float">
            <text:p>100.19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5372965517" calcext:value-type="float">
            <text:p>100.165372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0936307692" calcext:value-type="float">
            <text:p>100.220936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5656827586" calcext:value-type="float">
            <text:p>100.255656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1522" calcext:value-type="float">
            <text:p>100.061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4373538462" calcext:value-type="float">
            <text:p>100.114373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96292173913" calcext:value-type="float">
            <text:p>99.969629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5349217391" calcext:value-type="float">
            <text:p>100.015349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5068" calcext:value-type="float">
            <text:p>99.98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1352" calcext:value-type="float">
            <text:p>99.9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4306" calcext:value-type="float">
            <text:p>99.984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4118" calcext:value-type="float">
            <text:p>100.00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345" calcext:value-type="float">
            <text:p>99.99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6988" calcext:value-type="float">
            <text:p>100.10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0872" calcext:value-type="float">
            <text:p>99.9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808" calcext:value-type="float">
            <text:p>100.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2492" calcext:value-type="float">
            <text:p>100.20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8588" calcext:value-type="float">
            <text:p>100.20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4176" calcext:value-type="float">
            <text:p>100.2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0112" calcext:value-type="float">
            <text:p>100.2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8621090909" calcext:value-type="float">
            <text:p>100.288621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347744" calcext:value-type="float">
            <text:p>100.243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981" calcext:value-type="float">
            <text:p>100.079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242112" calcext:value-type="float">
            <text:p>100.082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4672363636" calcext:value-type="float">
            <text:p>100.144672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544352" calcext:value-type="float">
            <text:p>100.185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8750344828" calcext:value-type="float">
            <text:p>100.2287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03792" calcext:value-type="float">
            <text:p>99.96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53144" calcext:value-type="float">
            <text:p>99.97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0501428571" calcext:value-type="float">
            <text:p>100.35050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086537931" calcext:value-type="float">
            <text:p>100.360865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06" calcext:value-type="float">
            <text:p>100.0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81554285714" calcext:value-type="float">
            <text:p>99.86815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7988965517" calcext:value-type="float">
            <text:p>99.81579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62157142857" calcext:value-type="float">
            <text:p>99.80621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92934285714" calcext:value-type="float">
            <text:p>99.82929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120752" calcext:value-type="float">
            <text:p>99.821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85153103448" calcext:value-type="float">
            <text:p>99.89851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30510344828" calcext:value-type="float">
            <text:p>99.8230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83582857143" calcext:value-type="float">
            <text:p>99.85835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89660689655" calcext:value-type="float">
            <text:p>99.87896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5396" calcext:value-type="float">
            <text:p>99.81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49785806452" calcext:value-type="float">
            <text:p>99.8349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78067096774" calcext:value-type="float">
            <text:p>99.8978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08144" calcext:value-type="float">
            <text:p>99.53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02048" calcext:value-type="float">
            <text:p>99.53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73051034483" calcext:value-type="float">
            <text:p>99.517305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83784" calcext:value-type="float">
            <text:p>99.59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56381176471" calcext:value-type="float">
            <text:p>99.705638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3328571429" calcext:value-type="float">
            <text:p>99.7093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36187826087" calcext:value-type="float">
            <text:p>99.753618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21188571429" calcext:value-type="float">
            <text:p>99.9021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30071111111" calcext:value-type="float">
            <text:p>99.89300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56693333334" calcext:value-type="float">
            <text:p>99.8856693333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3497142857" calcext:value-type="float">
            <text:p>99.98934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5097" calcext:value-type="float">
            <text:p>99.455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04083478261" calcext:value-type="float">
            <text:p>99.080408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532" calcext:value-type="float">
            <text:p>99.2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9408" calcext:value-type="float">
            <text:p>99.1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812" calcext:value-type="float">
            <text:p>99.2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86853333333" calcext:value-type="float">
            <text:p>99.37868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88266666667" calcext:value-type="float">
            <text:p>99.4088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0044" calcext:value-type="float">
            <text:p>98.65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2112" calcext:value-type="float">
            <text:p>98.4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87428571429" calcext:value-type="float">
            <text:p>98.798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532" calcext:value-type="float">
            <text:p>98.4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7317" calcext:value-type="float">
            <text:p>98.1673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00034285714" calcext:value-type="float">
            <text:p>97.8900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22251428571" calcext:value-type="float">
            <text:p>97.92222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29664" calcext:value-type="float">
            <text:p>97.95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00496" calcext:value-type="float">
            <text:p>98.39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14388571429" calcext:value-type="float">
            <text:p>98.2714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9628" calcext:value-type="float">
            <text:p>98.36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14788571429" calcext:value-type="float">
            <text:p>98.59147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01" calcext:value-type="float">
            <text:p>98.59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80144" calcext:value-type="float">
            <text:p>98.71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7964" calcext:value-type="float">
            <text:p>98.5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4982" calcext:value-type="float">
            <text:p>98.534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0336" calcext:value-type="float">
            <text:p>98.7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03062857143" calcext:value-type="float">
            <text:p>98.68030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04656" calcext:value-type="float">
            <text:p>98.67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12514285714" calcext:value-type="float">
            <text:p>98.7312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3592" calcext:value-type="float">
            <text:p>98.8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76256" calcext:value-type="float">
            <text:p>98.80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81184" calcext:value-type="float">
            <text:p>98.8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738" calcext:value-type="float">
            <text:p>98.4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65232" calcext:value-type="float">
            <text:p>98.82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7712" calcext:value-type="float">
            <text:p>98.7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9" calcext:value-type="float">
            <text:p>98.7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392" calcext:value-type="float">
            <text:p>98.7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758" calcext:value-type="float">
            <text:p>98.74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044" calcext:value-type="float">
            <text:p>98.7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6452" calcext:value-type="float">
            <text:p>98.86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280912650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42" meta:object-count="0"/>
    <meta:user-defined meta:name="AppVersion">3.0</meta:user-defined>
  </office:meta>
</office:document-meta>
</file>